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tyle="italic" style:font-style-asian="italic" style:font-style-complex="italic"/>
    </style:style>
    <style:style style:name="P3" style:family="paragraph" style:parent-style-name="Standard">
      <style:paragraph-properties fo:text-align="start" style:justify-single-word="false"/>
      <style:text-properties style:font-name="Times New Roman" fo:font-style="normal" style:font-style-asian="normal" style:font-style-complex="normal"/>
    </style:style>
    <style:style style:name="T1" style:family="text">
      <style:text-properties style:text-position="super 58%"/>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May 15, 2015</text:p>
      <text:p text:style-name="P1">1<text:span text:style-name="T1">st</text:span> Period English</text:p>
      <text:p text:style-name="P1">Dave Nelson</text:p>
      <text:p text:style-name="P1"/>
      <text:p text:style-name="P2">Writer's Blocks</text:p>
      <text:p text:style-name="P2"/>
      <text:p text:style-name="P3"><text:tab/>This year, I have grown tremendously in my ability to effectively communicate my ideas through writing. I came into the year with a solid foundation in creative writing, being able to vividly convey experiences felt by my subjects. On the other side of the spectrum my practical writing skills were lacking. I could write about simple ideas no problem, but when it came time to delve into deeper matters, the quality and clarity of my composition declined. This was, and in some ways still is, my greatest weakness as a writer. Since that time, I have written well over 50 pages of content, and the contrast between the beginning and ending pages is stark.</text:p>
      <text:p text:style-name="P3"/>
      <text:p text:style-name="P3"><text:tab/>My year in writing started with a short essay based off of our summer reading of <text:span text:style-name="T2">Into the Wild</text:span>. My style of writing, which I still love to write in but as I have learned does not grade well, was backwards, with the thesis being at the end of the starting paragraph, sometimes at the end of the paper, reminiscent of the way a lab report is written. In spite of this, I communicated my thesis reasonably well in the essay, however I failed to account for other viewpoints and didn't draw very deep from the source material. This was a decent start to the year, but I still had a long way to go.</text:p>
      <text:p text:style-name="P3"/>
      <text:p text:style-name="P3"><text:tab/>My second composition was a personal essay that explored my experiences with books as a young boy. I was trying to convey these experiences through a heavy usage of imagery. I feel that I succeed in that aspect of things, however this caused my composition to become more of a story than an essay. I was so caught up in what I thought at the time was clever usage of imagery that I failed to really delve deep into what I was conveying <text:span text:style-name="T2">with</text:span> that imagery, like looking at a good painting but not really thinking about it. This problem arose due to the way I went about writing at the time, which was to just sit down and write. I still write in this method, but now I keep a mental outline of where I'm going with my ideas while I write, so they do not stray too far from their heading. I would learn how to do this soon, with the beginning of the History 11 Fall Research Project.</text:p>
      <text:p text:style-name="P3"/>
      <text:p text:style-name="P3"><text:tab/>I consider the Fall Research Project to be my most difficult piece of writing this year. It had rough beginnings, with a poorly graded first draft, but I was not deterred. I returned to look at what I had written and thought, with the help of my brother, how to make this a winning paper. What we discovered was that I wrote backwards, as I mentioned earlier, but this is where that realization came about. We went through the paper together, honing its argument to a point, and the end result was what I consider to be my first advanced composition. The things I learned throughout the process of writing the paper would stick with me for the rest of the year, as I opened a door that was closed to me before. I understood how to express my ideas in a way that others understood them, rather than just writing and hoping that they get it. This empowerment was the first in a step towards making my writing <text:span text:style-name="T2">really</text:span> good, and it would be tested in our reading of <text:span text:style-name="T2">The Great Gatsby</text:span>.</text:p>
      <text:p text:style-name="P3"/>
      <text:p text:style-name="P3"><text:tab/>My practical writing skills being opened to me during the Fall Research Project, they began to develop through reading and analyzing <text:span text:style-name="T2">The Great Gatsby</text:span>. I began to think about how my ideas would be received, and bombarded them with criticism to make sure they held. I started to explain my ideas in more depth, and my analytical writing skills flourished, connecting key themes of the book with its content in some pretty fantastic ways. There were blunders, contradictions, and errors, but they were a result of this new found skill. These mistakes would be mitigated in the future when I started using my <text:soft-page-break/>writing as a dialogue with myself to further develop my ideas and thus my writing in a self perpetuating cycle. This dialogue would become a critical part of my writing for the remainder of the year.</text:p>
      <text:p text:style-name="P3"/>
      <text:p text:style-name="P3"><text:tab/>During the Short Stories unit, I continued to hone my analytical writing skills toward the edge they are now, and learned how to use imagery to express my ideas in an effective way. The unit culminated with me writing my own short story, and I am damn proud of it. I was trying succeed in method where my personal essay had failed, and succeed I did. I consider it my second advanced composition. But the smooth track I had been on would be busted by the Transcendentalism unit, which would be the ultimate test of my sanity, and my ability as a writer.</text:p>
      <text:p text:style-name="P3"/>
      <text:p text:style-name="P3"><text:tab/>The Transcendentalism unit almost broke me as a writer. I had no idea what I was doing in the beginning, and that is something I have talked about extensively within it. To sum it up here, I found a common thread that I saw in all the previous work I had done, and stuck with that thread for the unit. That turned out to be a very good choice on my part, as it gave my analysis of the authors we read great depth, and I gained the ability to compose extensively about topics, really getting <text:span text:style-name="T2">deep</text:span> into them, deeper than ever before. I wrote a top notch analysis of a poem by Henry David Thoreau, which was the basis for my final project, a 12 page behemoth of a paper that was the ultimate test of my ability as a writer. Needless to say, I passed that test, using all the mistakes and blunders of my previous writing endeavors to meticulously craft a single, well founded philosophical treatise, creating a model for those ideas I had developed throughout the unit and the year. It is my greatest composition so far, and I consider it to be the peak of my writing this year. That being said, during the Poetry Unit, I attempted to do something similar, but it was a different animal, and I was taken by surprise.</text:p>
      <text:p text:style-name="P3"/>
      <text:p text:style-name="P3"><text:tab/>The Poetry Unit was the last unit of the year, and the one I had the most fun with. I gained an appreciation for poetry, seeing it as being no different than other writing. In some ways it is better, depending on what you're doing with it. The only writing of the Poetry Unit was an essay about a specific poem. I did not have as much time to write this as I did my Transcendentalism paper. That being said, its grade suffered, as I had to blend composing something of my own with analyzing something someone else had made, which I had never done before. I did not refine it as much as I did the Transcendentalism Project, and I chose a tough poem from a tough author. And it flopped a bit. I didn't do as well as I wanted to, but I have learned something also. Creating quality writing was getting easier. I knew the steps I needed to take, I knew that I had to address ambiguity, and I knew how to go about doing that. This being said, I am glad that my final composition of the year was one in which I learned, rather than a test of my skills thus far. I find that learning is all the more valuable.</text:p>
      <text:p text:style-name="P3"/>
      <text:p text:style-name="P3"><text:tab/>So, where are we now? As I writer, I have come a long way. I have learned how to analyze passages deeply, I have learned how to take it apart bit by bit, looking at each individual piece, then putting it all back together in something that makes sense. I have learned how to express my ideas in writing deeply and effectively, and I have learned how to do it with imagery, prose, and poetry. I have learned how to tell a good story, and I have learned how converse with myself in a self perpetuating cycle of idea refinement. I have learned how to speak, and to listen, to give and to take. I have become a very, very good writer this year, and I can only get be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07:55:37.300000000</meta:creation-date>
    <dc:date>2015-05-16T11:10:54.29</dc:date>
    <meta:editing-duration>PT2H23M33S</meta:editing-duration>
    <meta:editing-cycles>9</meta:editing-cycles>
    <meta:generator>OpenOffice/4.1.1$Win32 OpenOffice.org_project/411m6$Build-9775</meta:generator>
    <meta:document-statistic meta:table-count="0" meta:image-count="0" meta:object-count="0" meta:page-count="2" meta:paragraph-count="14" meta:word-count="1413" meta:character-count="7521"/>
  </office:meta>
</office:document-meta>
</file>